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/>
    </style:style>
    <style:style style:name="co5" style:family="table-column">
      <style:table-column-properties fo:break-before="auto" style:column-width="6.10305555555556cm"/>
    </style:style>
    <style:style style:name="co6" style:family="table-column">
      <style:table-column-properties fo:break-before="auto" style:column-width="4.67430555555556cm"/>
    </style:style>
    <style:style style:name="co7" style:family="table-column">
      <style:table-column-properties fo:break-before="auto" style:column-width="3.56305555555556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/>
    </style:style>
    <style:style style:name="co10" style:family="table-column">
      <style:table-column-properties fo:break-before="auto" style:column-width="3.19263888888889cm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4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 milieu médica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ntretien Teams le vendredi 8 novembre avec Mikael Brossard</text:p>
          </table:table-cell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  kevin.andy@ak-recrutement.fr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change avec Kevin Andy le 30/10, relance par mail le 09/11</text:p>
          </table:table-cell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Alma</text:p>
          </table:table-cell>
          <table:table-cell office:value-type="string" table:style-name="ce13">
            <text:p>Meteojob &amp; Chiara Fulgenzy</text:p>
          </table:table-cell>
          <table:table-cell table:style-name="ce13"/>
          <table:table-cell office:value-type="string" table:style-name="ce13">
            <text:p>Alma</text:p>
          </table:table-cell>
          <table:table-cell office:value-type="string" table:style-name="ce14">
            <text:p>Ingénieur Développement Logiciel</text:p>
          </table:table-cell>
          <table:table-cell office:value-type="string" table:style-name="ce14">
            <text:p>St Martin d'héres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Mediane Système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Médiane Système</text:p>
          </table:table-cell>
          <table:table-cell office:value-type="string" table:style-name="ce14">
            <text:p>Ingénieur Etude et Développement 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Marc Monteil</text:p>
          </table:table-cell>
          <table:table-cell office:value-type="string" table:style-name="ce8">
            <text:p>m.petin-monteil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Devops / Devsecops</text:p>
          </table:table-cell>
          <table:table-cell office:value-type="string" table:style-name="ce9">
            <text:p>Paris (2j TT)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Paul Marie</text:p>
          </table:table-cell>
          <table:table-cell office:value-type="string" table:style-name="ce8">
            <text:p>p.marie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Postes de Développeurs</text:p>
          </table:table-cell>
          <table:table-cell office:value-type="string" table:style-name="ce9">
            <text:p>Plusieurs villes en dehors de la région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1-07T00:00:00" table:style-name="ce5">
            <text:p>07-nov</text:p>
          </table:table-cell>
          <table:table-cell office:value-type="string" table:style-name="ce6">
            <text:p>TMC France</text:p>
          </table:table-cell>
          <table:table-cell office:value-type="string" table:style-name="ce7">
            <text:p>Victor Cociug</text:p>
          </table:table-cell>
          <table:table-cell office:value-type="string" table:style-name="ce8">
            <text:p>victor.cociug@tmceurope.com</text:p>
          </table:table-cell>
          <table:table-cell office:value-type="string" table:style-name="ce9">
            <text:p>Schneider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fus de ma part pour cette mission en raison du passif Schneider (mission terminée subitement…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number-rows-repeated="10485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1-09T11:28:16Z</dc:date>
    <meta:editing-cycles>165</meta:editing-cycles>
    <meta:editing-duration>PT66416S</meta:editing-duration>
  </office:meta>
</office:document-meta>
</file>